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799c" officeooo:paragraph-rsid="0008799c"/>
    </style:style>
    <style:style style:name="P2" style:family="paragraph" style:parent-style-name="Standard">
      <style:text-properties officeooo:rsid="000ad5e7" officeooo:paragraph-rsid="000ad5e7"/>
    </style:style>
    <style:style style:name="P3" style:family="paragraph" style:parent-style-name="Standard">
      <style:paragraph-properties style:border-line-width-bottom="0.0118in 0.0118in 0.0118in" fo:padding="0.0291in" fo:border-left="none" fo:border-right="none" fo:border-top="none" fo:border-bottom="2.49pt double #000000" style:join-border="false"/>
      <style:text-properties officeooo:rsid="000ad5e7" officeooo:paragraph-rsid="0008799c"/>
    </style:style>
    <style:style style:name="T1" style:family="text">
      <style:text-properties officeooo:rsid="0009b6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pplication fonctionne de façon majoritaire dans une WebView avec une couche en JavaScript et OpenLayers.</text:p>
      <text:p text:style-name="P1">Ainsi, nous avons MobileWebPage.js qui s’occupe d’afficher le fond de carte grâce à OpenStreetMap, et les différents layers que nous avons à partir de fichiers GeoJSON récupérés sur un serveur dans le cas où nous avons une connection internet, ou directement depuis le téléphone sinon.</text:p>
      <text:p text:style-name="P1">Dans ce fichier nous retrouvons des fonctions pour mettre à jour la longitude et la latitude de l’utilisateur, re-centrer la carte sur soi, afficher ou cacher les layers, et enfin la fonction qui sert à créer la carte et les différents layers.</text:p>
      <text:p text:style-name="P1">Le deuxième fichier de JavaScript est popup.js, qui permet de gérer les différentes interactions avec l’utilisateur lorsqu’il clique sur la carte et d’afficher une popup lorsque c’est nécessaire. Ainsi lorsque l’utilisateur :</text:p>
      <text:p text:style-name="P1"><text:tab/>- clique sur un point, une popup apparaît et s’affichent alors les informations du point, tel <text:tab/><text:tab/>que son nom courant, son adresse, son numéro de téléphone, etc.</text:p>
      <text:p text:style-name="P1"><text:tab/>- <text:span text:style-name="T1">clique sur un bouton dans la popup, l’action correspondante est déclenchée comme <text:tab/><text:tab/><text:tab/>afficher une page internet, lancer l’application de téléphone avec le numéro, calculer <text:tab/><text:tab/>la distance à vol d’oiseau ou bien un itinéraire routier entre l’utilisateur et le point <text:tab/><text:tab/>sélectionné avec un affichage correspondant.</text:span></text:p>
      <text:p text:style-name="P1"><text:tab/>- <text:span text:style-name="T1">clique sur la map, deux options sont possible :</text:span></text:p>
      <text:p text:style-name="P1"><text:tab/><text:tab/>- <text:span text:style-name="T1">si l’utilisateur a au préalable cliqué sur le bouton ‘+’ dans la barre d’outils, alors <text:tab/><text:tab/><text:tab/>une popup s’affiche indiquant que l’utilisateur a la possibilité d’ajouter une <text:tab/><text:tab/><text:tab/>personne à la base de données à l’endroit cliqué.</text:span></text:p>
      <text:p text:style-name="P1">- <text:span text:style-name="T1">sinon, on fait disparaître les éventuelles popup ou distance affichées à l’écran.</text:span></text:p>
      <text:p text:style-name="P1"/>
      <text:p text:style-name="P3"/>
      <text:p text:style-name="P2"/>
      <text:p text:style-name="P2">Problème sur l’envoie de données entre java et le serveur :</text:p>
      <text:p text:style-name="P2"/>
      <text:p text:style-name="P2">La possibilité de rajouter une personne à la base implique une communication Java → Serveur. Pour ce faire, nous avons opté au début pour le fait d’utiliser un objet HttpUrlConnection, qui nous donnerait ensuite un DataOutputStream sur lequel on pourrait ensuite écrire les informations relatives à la personne à ajouter à la base de données. Cependant, après avoir réussi à établir une connection via ce procédé, il nous était impossible de réellement communiquer avec le serveur. Nous avons donc dû chercher d’autres options comme utiliser la méthode fetch en JavaScript, utiliser une API pour envoyer un fichier complet, etc. Au final, la solution qui semblait la plus simple était d’utiliser un objet de type XMLHttpRequest d’AJAX, qui nous permet très facilement d’établir une connection avec un serveur, et de lui envoyer du texte sur un port précis. Au serveur ensuite d’écouter sur ce port pour récupérer les données et les tra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2T17:13:05.167333122</meta:creation-date>
    <dc:date>2017-12-22T17:40:17.555440017</dc:date>
    <meta:editing-duration>PT16M52S</meta:editing-duration>
    <meta:editing-cycles>2</meta:editing-cycles>
    <meta:generator>LibreOffice/5.1.6.2$Linux_X86_64 LibreOffice_project/10m0$Build-2</meta:generator>
    <meta:document-statistic meta:table-count="0" meta:image-count="0" meta:object-count="0" meta:page-count="1" meta:paragraph-count="11" meta:word-count="427" meta:character-count="2688" meta:non-whitespace-character-count="2252"/>
  </office:meta>
</office:document-meta>
</file>